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014" officeooo:paragraph-rsid="0010b014"/>
    </style:style>
    <style:style style:name="P2" style:family="paragraph" style:parent-style-name="Standard">
      <style:text-properties officeooo:rsid="00146eb7" officeooo:paragraph-rsid="00146eb7"/>
    </style:style>
    <style:style style:name="P3" style:family="paragraph" style:parent-style-name="Standard">
      <style:text-properties officeooo:rsid="00161a1d" officeooo:paragraph-rsid="00161a1d"/>
    </style:style>
    <style:style style:name="P4" style:family="paragraph" style:parent-style-name="Standard">
      <style:text-properties officeooo:paragraph-rsid="0010b014"/>
    </style:style>
    <style:style style:name="P5" style:family="paragraph" style:parent-style-name="Standard">
      <style:text-properties officeooo:rsid="00161a1d" officeooo:paragraph-rsid="00161a1d"/>
    </style:style>
    <style:style style:name="P6" style:family="paragraph" style:parent-style-name="Standard">
      <style:text-properties officeooo:paragraph-rsid="001731a8"/>
    </style:style>
    <style:style style:name="P7" style:family="paragraph" style:parent-style-name="Standard">
      <style:text-properties officeooo:paragraph-rsid="00135078"/>
    </style:style>
    <style:style style:name="P8" style:family="paragraph" style:parent-style-name="Standard">
      <style:text-properties style:use-window-font-color="true" officeooo:paragraph-rsid="00173e76"/>
    </style:style>
    <style:style style:name="P9" style:family="paragraph" style:parent-style-name="Standard">
      <style:text-properties officeooo:paragraph-rsid="00173e76"/>
    </style:style>
    <style:style style:name="T1" style:family="text">
      <style:text-properties officeooo:rsid="00146eb7"/>
    </style:style>
    <style:style style:name="T2" style:family="text">
      <style:text-properties fo:font-variant="normal" fo:text-transform="none" fo:color="#545454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173e76"/>
    </style:style>
    <style:style style:name="T5" style:family="text">
      <style:text-properties officeooo:rsid="0010b014"/>
    </style:style>
    <style:style style:name="T6" style:family="text">
      <style:text-properties officeooo:rsid="001731a8"/>
    </style:style>
    <style:style style:name="T7" style:family="text">
      <style:text-properties officeooo:rsid="00135078"/>
    </style:style>
    <style:style style:name="T8" style:family="text">
      <style:text-properties officeooo:rsid="00173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assurer ma sécurité sur le poste, j’ai à ma disposition :</text:p>
      <text:p text:style-name="P4"><text:span text:style-name="T5">- des gants en latex/nitrile</text:span><text:span text:style-name="T2">✓</text:span></text:p>
      <text:p text:style-name="P1">- des bouchons d’oreille jetables</text:p>
      <text:p text:style-name="P1">- des genouillères</text:p>
      <text:p text:style-name="P1">- une casquette de sécurité</text:p>
      <text:p text:style-name="P1">- <text:s/>des chaussures de sécurité</text:p>
      <text:p text:style-name="P1">- une paire de lunettes</text:p>
      <text:p text:style-name="P1">- des masques « nez de cochon » ou « masque de peinture »</text:p>
      <text:p text:style-name="P4"><text:span text:style-name="T5">- des respirateurs autonomes</text:span><text:span text:style-name="T2">✓</text:span></text:p>
      <text:p text:style-name="P7"><text:span text:style-name="T7">- des combinaisons et des manchettes</text:span><text:span text:style-name="T2">✓</text:span></text:p>
      <text:p text:style-name="P9"><text:span text:style-name="T8">- <text:s/>des repose-genoux</text:span><text:span text:style-name="T2">✓</text:span></text:p>
      <text:p text:style-name="P1"/>
      <text:p text:style-name="P1">Pour assurer ma sécurité et celle des autres, le poste dispose :</text:p>
      <text:p text:style-name="P1">- d’allées courantes délimitées par des bandes au sol</text:p>
      <text:p text:style-name="P4"><text:span text:style-name="T5">- de barrières de sécurité s’emboitant dans le sol au endroits dangereux</text:span><text:span text:style-name="T2">✓</text:span></text:p>
      <text:p text:style-name="P1">- de planchers aménagés pour intégrer des rubalises</text:p>
      <text:p text:style-name="P4"><text:span text:style-name="T5">- indications de l’obligation du port des EPI à l’entrée du poste </text:span><text:span text:style-name="T2">✓</text:span></text:p>
      <text:p text:style-name="P3">- des « chantiers 5S » concernant l’amélioration du poste en terme d’ergonomie, sécurité etc.</text:p>
      <text:p text:style-name="P6"><text:span text:style-name="T6">- des boyaux d’aspiration </text:span><text:span text:style-name="T2">✓</text:span></text:p>
      <text:p text:style-name="P8"><text:span text:style-name="T4">- vannes de coupure d’arrivée d’air</text:span><text:span text:style-name="T2">✓</text:span></text:p>
      <text:p text:style-name="P3"/>
      <text:p text:style-name="P1">Lorsqu’il y a un incident, j’ai à ma disposition :</text:p>
      <text:p text:style-name="P1">- des téléphones rouges (nombre dans le bâtiment ?)</text:p>
      <text:p text:style-name="P4"><text:span text:style-name="T5">- rince-oeil </text:span><text:span text:style-name="T2">✓</text:span></text:p>
      <text:p text:style-name="P4"><text:span text:style-name="T5">- extincteurs </text:span><text:span text:style-name="T2">✓</text:span></text:p>
      <text:p text:style-name="P1"/>
      <text:p text:style-name="P1">Pour prévenir d’un danger ou proposer un aménagement visant à améliorer la sécurité du poste, je peux contacter : </text:p>
      <text:p text:style-name="P1">Jean-Marc Loreaux, Responsable CHSCT</text:p>
      <text:p text:style-name="P1">Mon RL</text:p>
      <text:p text:style-name="P1"/>
      <text:p text:style-name="P7"><text:span text:style-name="T7">Dans un cadre plus environnemental, la sécurité s’applique au travers des différentes poubelles mises en place pour effectuer le tri sélectif, il y a 4 poubelles différentes mises en place ainsi qu’une boîte servant au recyclage des outils cassés. </text:span><text:span text:style-name="T2">✓✓</text:span></text:p>
      <text:p text:style-name="P2">Pour tout ce qui est fixations ou objets métalliques, ils sont collectés dans des barils roug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01:39.305549642</meta:creation-date>
    <dc:date>2017-10-24T22:25:43.961692256</dc:date>
    <meta:editing-duration>PT31M58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28" meta:word-count="253" meta:character-count="1461" meta:non-whitespace-character-count="1233"/>
  </office:meta>
</office:document-meta>
</file>